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5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6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Página web del tipo e-comerce para venta de comidas. </text:span></text:p>
      <text:p text:style-name="P1"><text:span text:style-name="T3"/></text:p>
      <text:p text:style-name="P1"><text:span text:style-name="T3"/></text:p>
      <text:p text:style-name="P1"><text:span text:style-name="T4">El cliente nos solicita crear una página web del tipo e- comerce para publicitar y vender menús de comida.</text:span></text:p>
      <text:p text:style-name="P1"><text:span text:style-name="T4"/></text:p>
      <text:p text:style-name="P1"><text:span text:style-name="T4">La página debe ser responsive para visualizarla en todas las pantallas. </text:span></text:p>
      <text:p text:style-name="P2"><text:span text:style-name="T4"/></text:p>
      <text:p text:style-name="P2"><text:span text:style-name="T4">El usuario al acceder al sitio puede ver las ofertas destacadas, puede ver los productos y detalles de los mismos ordenados en los distintos menús que se ofrecen. </text:span></text:p>
      <text:p text:style-name="P2"><text:span text:style-name="T4"/></text:p>
      <text:p text:style-name="P2"><text:span text:style-name="T4">El producto tiene foto, descripción de los ingredientes que contiene, precio. Los porductos según el tipo de comida que es se agrupan en menús.</text:span></text:p>
      <text:p text:style-name="P2"><text:span text:style-name="T4"/></text:p>
      <text:p text:style-name="P2"><text:span text:style-name="T4">El usuario se registra ingresando su email, password y confirmacion de password, y tiene el o perfil de cliente. Los usuarios administradores solo pueden crearlos otros administradores.</text:span></text:p>
      <text:p text:style-name="P2"><text:span text:style-name="T4"/></text:p>
      <text:p text:style-name="P2"><text:span text:style-name="T4">El usuario se loguea, </text:span></text:p>
      <text:p text:style-name="P2"><text:span text:style-name="T4"/></text:p>
      <text:p text:style-name="P2"><text:span text:style-name="T4">El cliente compra, comparte promociones, se desloguea, programa su pedido, personaliza su perfil, puede hacer preguntas, puede ver el estado del pedido, puede acceder a las redes sociales,<text:s text:c="2"/>puede ver la valoracion de los platos, puede sumar productos al carrito,<text:s/></text:span><text:span text:style-name="T5">puede sumar productos a favoritos en su perfil, puede guardar su informacion, puede editar su informacion, puede agregar infomacion de compra.</text:span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